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e07" officeooo:paragraph-rsid="00199e07" style:font-weight-asian="bold" style:font-weight-complex="bold"/>
    </style:style>
    <style:style style:name="P2" style:family="paragraph" style:parent-style-name="Standard">
      <style:text-properties fo:font-weight="bold" officeooo:rsid="001a2715" officeooo:paragraph-rsid="001a2715" style:font-weight-asian="bold" style:font-weight-complex="bold"/>
    </style:style>
    <style:style style:name="P3" style:family="paragraph" style:parent-style-name="Standard">
      <style:text-properties fo:font-weight="normal" officeooo:rsid="00199e07" officeooo:paragraph-rsid="00199e07" style:font-weight-asian="normal" style:font-weight-complex="normal"/>
    </style:style>
    <style:style style:name="P4" style:family="paragraph" style:parent-style-name="Standard">
      <style:text-properties fo:font-weight="normal" officeooo:rsid="00199e07" officeooo:paragraph-rsid="00326d58" style:font-weight-asian="normal" style:font-weight-complex="normal"/>
    </style:style>
    <style:style style:name="P5" style:family="paragraph" style:parent-style-name="Standard">
      <style:text-properties fo:font-weight="normal" officeooo:rsid="00199e07" officeooo:paragraph-rsid="0033b880" style:font-weight-asian="normal" style:font-weight-complex="normal"/>
    </style:style>
    <style:style style:name="P6" style:family="paragraph" style:parent-style-name="Standard">
      <style:text-properties fo:font-weight="normal" officeooo:rsid="002409be" officeooo:paragraph-rsid="002409be" style:font-weight-asian="normal" style:font-weight-complex="normal"/>
    </style:style>
    <style:style style:name="P7" style:family="paragraph" style:parent-style-name="Standard">
      <style:text-properties fo:font-weight="normal" officeooo:rsid="0029b4e9" officeooo:paragraph-rsid="0029b4e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aa510" officeooo:paragraph-rsid="001cf61e" style:font-weight-asian="normal" style:font-weight-complex="normal"/>
    </style:style>
    <style:style style:name="P9" style:family="paragraph" style:parent-style-name="Standard">
      <style:text-properties fo:font-weight="normal" officeooo:rsid="00329d3a" officeooo:paragraph-rsid="00329d3a" style:font-weight-asian="normal" style:font-weight-complex="normal"/>
    </style:style>
    <style:style style:name="P10" style:family="paragraph" style:parent-style-name="Standard">
      <style:text-properties fo:font-weight="normal" officeooo:rsid="0033b880" officeooo:paragraph-rsid="0033b88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e091f" officeooo:paragraph-rsid="00352e3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352e34" officeooo:paragraph-rsid="00352e3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99e0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a271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cf61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d42b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1a27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2193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352e34" officeooo:paragraph-rsid="00352e3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style:text-underline-style="none" fo:font-weight="normal" officeooo:rsid="001cf61e" officeooo:paragraph-rsid="00326d5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style:text-underline-style="none" fo:font-weight="normal" officeooo:rsid="001cf61e" officeooo:paragraph-rsid="00199e0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style:text-underline-style="none" fo:font-weight="normal" officeooo:rsid="0030d030" officeooo:paragraph-rsid="0033b88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b3152" officeooo:paragraph-rsid="00199e0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4fb4e" officeooo:paragraph-rsid="001a271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21938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1a2715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weight="normal" officeooo:rsid="00199e07" officeooo:paragraph-rsid="00199e07" style:font-weight-asian="normal" style:font-weight-complex="normal"/>
    </style:style>
    <style:style style:name="P30" style:family="paragraph" style:parent-style-name="Standard">
      <style:text-properties fo:font-weight="normal" officeooo:rsid="00199e07" officeooo:paragraph-rsid="003e6e59" style:font-weight-asian="normal" style:font-weight-complex="normal"/>
    </style:style>
    <style:style style:name="P31" style:family="paragraph" style:parent-style-name="Standard">
      <style:text-properties fo:font-weight="normal" officeooo:rsid="003bd57b" officeooo:paragraph-rsid="003bd57b" style:font-weight-asian="normal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326d58" officeooo:paragraph-rsid="00326d5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none" fo:font-weight="normal" officeooo:rsid="003da343" officeooo:paragraph-rsid="003da343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style:text-underline-style="none" fo:font-weight="normal" officeooo:rsid="003da343" officeooo:paragraph-rsid="003e6e59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style:text-underline-style="none" fo:font-weight="normal" officeooo:rsid="003e6e59" officeooo:paragraph-rsid="003e6e5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weight="bold" officeooo:rsid="00199e07" officeooo:paragraph-rsid="003e6e59" style:font-weight-asian="bold" style:font-weight-complex="bold"/>
    </style:style>
    <style:style style:name="T1" style:family="text">
      <style:text-properties style:font-name="Liberation Serif" fo:font-size="12pt" style:text-underline-style="none" style:font-size-asian="12pt" style:font-size-complex="12pt"/>
    </style:style>
    <style:style style:name="T2" style:family="text">
      <style:text-properties style:font-name="Liberation Serif" fo:font-size="12pt" style:text-underline-style="none" officeooo:rsid="001b3152" style:font-size-asian="12pt" style:font-size-complex="12pt"/>
    </style:style>
    <style:style style:name="T3" style:family="text">
      <style:text-properties style:font-name="Liberation Serif" fo:font-size="12pt" style:text-underline-style="none" officeooo:rsid="001dabcc" style:font-size-asian="12pt" style:font-size-complex="12pt"/>
    </style:style>
    <style:style style:name="T4" style:family="text">
      <style:text-properties style:font-name="Liberation Serif" fo:font-size="12pt" style:text-underline-style="none" officeooo:rsid="001cf61e" style:font-size-asian="12pt" style:font-size-complex="12pt"/>
    </style:style>
    <style:style style:name="T5" style:family="text">
      <style:text-properties style:font-name="Liberation Serif" fo:font-size="12pt" style:text-underline-style="none" officeooo:rsid="00302059" style:font-size-asian="12pt" style:font-size-complex="12pt"/>
    </style:style>
    <style:style style:name="T6" style:family="text">
      <style:text-properties style:font-name="Liberation Serif" fo:font-size="12pt" style:text-underline-style="none" officeooo:rsid="002129fa" style:font-size-asian="12pt" style:font-size-complex="12pt"/>
    </style:style>
    <style:style style:name="T7" style:family="text">
      <style:text-properties style:font-name="Liberation Serif" fo:font-size="12pt" style:text-underline-style="none" officeooo:rsid="00326d58" style:font-size-asian="12pt" style:font-size-complex="12pt"/>
    </style:style>
    <style:style style:name="T8" style:family="text">
      <style:text-properties style:font-name="Liberation Serif" fo:font-size="12pt" style:text-underline-style="none" officeooo:rsid="0030d030" style:font-size-asian="12pt" style:font-size-complex="12pt"/>
    </style:style>
    <style:style style:name="T9" style:family="text">
      <style:text-properties style:font-name="Liberation Serif" fo:font-size="12pt" style:text-underline-style="none" officeooo:rsid="001c0b83" style:font-size-asian="12pt" style:font-size-complex="12pt"/>
    </style:style>
    <style:style style:name="T10" style:family="text">
      <style:text-properties style:font-name="Liberation Serif" fo:font-size="12pt" style:text-underline-style="none" officeooo:rsid="001d42bc" style:font-size-asian="12pt" style:font-size-complex="12pt"/>
    </style:style>
    <style:style style:name="T11" style:family="text">
      <style:text-properties style:font-name="Liberation Serif" fo:font-size="12pt" style:text-underline-style="none" officeooo:rsid="0024fb4e" style:font-size-asian="12pt" style:font-size-complex="12pt"/>
    </style:style>
    <style:style style:name="T12" style:family="text">
      <style:text-properties style:font-name="Liberation Serif" fo:font-size="12pt" style:text-underline-style="none" officeooo:rsid="003752a3" style:font-size-asian="12pt" style:font-size-complex="12pt"/>
    </style:style>
    <style:style style:name="T13" style:family="text">
      <style:text-properties officeooo:rsid="001dabcc"/>
    </style:style>
    <style:style style:name="T14" style:family="text">
      <style:text-properties officeooo:rsid="0024fb4e"/>
    </style:style>
    <style:style style:name="T15" style:family="text">
      <style:text-properties officeooo:rsid="001a2715"/>
    </style:style>
    <style:style style:name="T16" style:family="text">
      <style:text-properties officeooo:rsid="00267ad3"/>
    </style:style>
    <style:style style:name="T17" style:family="text">
      <style:text-properties officeooo:rsid="001be4e3"/>
    </style:style>
    <style:style style:name="T18" style:family="text">
      <style:text-properties officeooo:rsid="001d42bc"/>
    </style:style>
    <style:style style:name="T19" style:family="text">
      <style:text-properties officeooo:rsid="0021938c"/>
    </style:style>
    <style:style style:name="T20" style:family="text">
      <style:text-properties officeooo:rsid="00236c4e"/>
    </style:style>
    <style:style style:name="T21" style:family="text">
      <style:text-properties officeooo:rsid="0027985c"/>
    </style:style>
    <style:style style:name="T22" style:family="text">
      <style:text-properties officeooo:rsid="0030d030"/>
    </style:style>
    <style:style style:name="T23" style:family="text">
      <style:text-properties officeooo:rsid="00352e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слуги</text:p>
      <text:p text:style-name="P1"/>
      <text:p text:style-name="P7">Мы оказываем спектр услуг по разработке и внедрению <text:span text:style-name="T21">информационных систем </text:span>на платформе Veda.</text:p>
      <text:p text:style-name="P4"/>
      <text:p text:style-name="P4">Независимо от масштабов и сложности проектов внедрения требуется ясное понимание целей <text:span text:style-name="T22">и задач предприятия, анализ деловых процессов</text:span>, <text:span text:style-name="T2"><text:s/></text:span><text:span text:style-name="T1">определение </text:span><text:span text:style-name="T3">функциональных и технических требований к </text:span><text:span text:style-name="T4">продукту.</text:span></text:p>
      <text:p text:style-name="P22"/>
      <text:p text:style-name="P4"><text:span text:style-name="T4">Для выполнения этих задач мы предоставляем следующи</text:span><text:span text:style-name="T12">й комплекс</text:span><text:span text:style-name="T5"> </text:span><text:span text:style-name="T4">услуг</text:span><text:span text:style-name="T7">.</text:span></text:p>
      <text:p text:style-name="P32"/>
      <text:p text:style-name="P34">Главная цель любого бизнеса — увеличение прибыли, которая обеспечивается бесперебойным функционированием предприятия. Создаваемые нами продукты это ИТ-инструменты бизнеса. И мы делаем их надежными и управляемыми.</text:p>
      <text:p text:style-name="P33"/>
      <text:p text:style-name="P35">Мы гарантируем:</text:p>
      <text:p text:style-name="P35">- прозрачность процессов разработки и внедрения;</text:p>
      <text:p text:style-name="P35">- соблюдение сроков проектов;</text:p>
      <text:p text:style-name="P35">- поддержку внедренных продуктов для их успешного использования в достижении поставленных вами целей.</text:p>
      <text:p text:style-name="P35"/>
      <text:p text:style-name="P36"/>
      <text:p text:style-name="P1">Консультирование</text:p>
      <text:p text:style-name="P23"/>
      <text:p text:style-name="P5"><text:span text:style-name="T4">Независимо от масштабов и сложности проектов внедрения требуется ясное понимание целей </text:span><text:span text:style-name="T8">и задач предприятия.</text:span></text:p>
      <text:p text:style-name="P24"/>
      <text:p text:style-name="P10"><text:span text:style-name="T8">П</text:span><text:span text:style-name="T1">оэтому мы предоставляем комплекс услуг по консультированию:</text:span></text:p>
      <text:p text:style-name="P23"/>
      <text:p text:style-name="P8"><text:span text:style-name="T7">о</text:span><text:span text:style-name="T1">бследование деловых процессов, документ</text:span><text:span text:style-name="T6">ооборота</text:span><text:span text:style-name="T1"> и регламентирующих документов на предприятии;</text:span></text:p>
      <text:p text:style-name="P17">составление рекомендаций по оптимизации существующих процессов;</text:p>
      <text:p text:style-name="P25">изучение IT-архитектуры предприятия;</text:p>
      <text:p text:style-name="P17"><text:span text:style-name="T13">определение функциональных и технических требований к информационной системе, составление технического задания</text:span>;</text:p>
      <text:p text:style-name="P25">планирование и бюджетирование проекта разработки и внедрения;</text:p>
      <text:p text:style-name="P13"><text:span text:style-name="T1">составление </text:span><text:span text:style-name="T15">проектной </text:span><text:span text:style-name="T1">документации.</text:span></text:p>
      <text:p text:style-name="P3"/>
      <text:p text:style-name="P1">Реализация проектов <text:span text:style-name="T21">разработки и </text:span>внедрения</text:p>
      <text:p text:style-name="P18"/>
      <text:p text:style-name="P21">После определения целей и проведения анализа</text:p>
      <text:p text:style-name="P15"/>
      <text:p text:style-name="P15"><text:span text:style-name="T14">определение ролей и групп пользователей, их полномочий</text:span>;</text:p>
      <text:p text:style-name="P15">разработка <text:span text:style-name="T18">автоматизированных </text:span>процессов, шаблонов документов, печатных форм, отчет<text:span text:style-name="T14">ов</text:span>;</text:p>
      <text:p text:style-name="P14">сбор и подготовка нормативно-справочной информации;</text:p>
      <text:p text:style-name="P16">разработка процедур интеграци<text:span text:style-name="T18">и с другими информационными системами и </text:span>миграции данных;</text:p>
      <text:p text:style-name="P14">составление <text:span text:style-name="T17">эксплуатационной документации;</text:span></text:p>
      <text:p text:style-name="P26">реализация требований технического задания.</text:p>
      <text:p text:style-name="P3"/>
      <text:p text:style-name="P2">Внедрение</text:p>
      <text:p text:style-name="P3"/>
      <text:p text:style-name="P31"><text:soft-page-break/><text:span text:style-name="T4">Н</text:span><text:span text:style-name="T1">а этом этапе важно убедиться, что созданный продукт соответствует предъявляемым требованиям. Выявить и устранить недостатки. Для этого мы выполняем стандартные процедуры:</text:span></text:p>
      <text:p text:style-name="P3"/>
      <text:p text:style-name="P27">развертывание программных компонентов информационной системы;</text:p>
      <text:p text:style-name="P28">ввод в опытную эксплуатацию;</text:p>
      <text:p text:style-name="P19">обучение пользователей;</text:p>
      <text:p text:style-name="P20"><text:span text:style-name="T19">проведение приемочных испытаний</text:span>;</text:p>
      <text:p text:style-name="P19">составление протокола <text:span text:style-name="T20">требуемых </text:span>изменений;</text:p>
      <text:p text:style-name="P19">реализация доработок;</text:p>
      <text:p text:style-name="P19"><text:span text:style-name="T16">ввод </text:span>в постоянную эксплуатацию.</text:p>
      <text:p text:style-name="P3"/>
      <text:p text:style-name="P1">Техническая поддержка</text:p>
      <text:p text:style-name="P3"/>
      <text:p text:style-name="P35">Созданная система должна быть «живой», чтобы чутко реагировать на изменяющиеся потребности бизнеса. Четко и бесперебойно функционировать. Поэтому в рамках технического обслуживания мы предлагаем:</text:p>
      <text:p text:style-name="P30"/>
      <text:p text:style-name="P6">обеспечение технической поддержки — 1-4 линии поддержки;</text:p>
      <text:p text:style-name="P6">методологическая поддержка автоматизированных процессов;</text:p>
      <text:p text:style-name="P11"><text:span text:style-name="T23">д</text:span>оработка <text:span text:style-name="T23">реализованных</text:span> и разработка новых <text:span text:style-name="T10">автоматизированных </text:span><text:span text:style-name="T9">процессов, шаблонов документов, печатных форм, отчет</text:span><text:span text:style-name="T11">ов</text:span>, интеграционных <text:span text:style-name="T23">процедур;</text:span></text:p>
      <text:p text:style-name="P12">обучение сотрудников;</text:p>
      <text:p text:style-name="P6">оценка удовлетворенности Заказчика.</text:p>
      <text:p text:style-name="P3"/>
      <text:p text:style-name="P1">Обучение</text:p>
      <text:p text:style-name="P3"/>
      <text:p text:style-name="P9">проведение группового / индивидуального обучения в форме тренингов или семинаров;</text:p>
      <text:p text:style-name="P9">электронные кур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31:45.540272940</meta:creation-date>
    <dc:date>2018-01-31T21:40:44.591189659</dc:date>
    <meta:editing-duration>PT1H35M3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318" meta:character-count="2850" meta:non-whitespace-character-count="2574"/>
  </office:meta>
</office:document-meta>
</file>